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style:font-size-asian="11pt" style:font-style-asian="italic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rsid="001542a3" officeooo:paragraph-rsid="001542a3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font-style="italic" officeooo:rsid="001542a3" officeooo:paragraph-rsid="001542a3" style:font-style-asian="italic" style:font-style-complex="italic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157255" style:font-size-asian="11pt"/>
    </style:style>
    <style:style style:name="T3" style:family="text">
      <style:text-properties style:font-name="Calibri" fo:font-size="11pt" fo:language="fr" fo:country="FR" fo:font-style="italic" style:font-size-asian="11pt" style:font-style-asian="italic"/>
    </style:style>
    <style:style style:name="T4" style:family="text">
      <style:text-properties style:font-name="Calibri" fo:font-size="11pt" fo:language="fr" fo:country="FR" fo:font-style="italic" style:font-size-asian="11pt" style:font-style-asian="italic" style:font-style-complex="italic"/>
    </style:style>
    <style:style style:name="T5" style:family="text">
      <style:text-properties style:font-name="Calibri" fo:font-size="11pt" fo:language="fr" fo:country="FR" fo:font-style="normal" style:font-size-asian="11pt" style:font-style-asian="normal"/>
    </style:style>
    <style:style style:name="T6" style:family="text">
      <style:text-properties style:font-name="Calibri" fo:font-size="11pt" fo:language="fr" fo:country="FR" fo:font-style="normal" officeooo:rsid="00157255" style:font-size-asian="11pt" style:font-style-asian="normal"/>
    </style:style>
    <style:style style:name="T7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loshmol 14 11</text:span></text:p>
      <text:p text:style-name="P1"><text:span text:style-name="T3">-ai enlevé le soulignement dans le footer, et éclairci le copyright...</text:span></text:p>
      <text:p text:style-name="P1"><text:span text:style-name="T5">(faudra déplacer tt ce qui concerne le footer dans gloshmol_realisation.css)</text:span></text:p>
      <text:p text:style-name="P1"><text:span text:style-name="T3">-faire fichiers haut.index.inc.php, header.index.inc.php, footer.index.inc.php</text:span></text:p>
      <text:p text:style-name="P1"><text:span text:style-name="T3">-plus tard faire les mêmes pour .realisation.inc.php. fait</text:span></text:p>
      <text:p text:style-name="P1"><text:span text:style-name="T3">-entre les deux, faire init.inc.php, et functions.inc.php</text:span></text:p>
      <text:p text:style-name="P1"><text:span text:style-name="T3">-remplacer les title par &lt;?= <text:s/>$page ?&gt;</text:span></text:p>
      <text:p text:style-name="P2"/>
      <text:p text:style-name="P4"><text:span text:style-name="T1">-malheureusement, ma fonction de hash en js n'est plus fonctionnelle depuis que j'ai transformé les pages html en page php. et le js ne marche plus sur la page realisation.js</text:span></text:p>
      <text:p text:style-name="P4"><text:span text:style-name="T1">ça mélange du php et du js, ça devient compliqué</text:span></text:p>
      <text:p text:style-name="P1"><text:span text:style-name="T4">*voir : </text:span><text:a xlink:type="simple" xlink:href="https://stackoverflow.com/questions/2317508/get-fragment-value-after-hash-from-a-url-in-php/2317518#2317518" text:style-name="Internet_20_link" text:visited-style-name="Visited_20_Internet_20_Link">https://stackoverflow.com/questions/2317508/get-fragment-value-after-hash-from-a-url-in-php/2317518#2317518</text:a></text:p>
      <text:p text:style-name="P4"><text:span text:style-name="T1">en fait javais pas copié l'include du footer dans bis.php</text:span></text:p>
      <text:p text:style-name="P4"><text:span text:style-name="T1">là, la fonction de filtre des sommaires marche, mais plus l'apparition du nav mobile...</text:span></text:p>
      <text:p text:style-name="P4"><text:span text:style-name="T1">qd je survole iconemnu de realisation, ça affiche un #</text:span></text:p>
      <text:p text:style-name="P4"><text:span text:style-name="T1">qd je survole iconmenu de index ca en affiche aps</text:span></text:p>
      <text:p text:style-name="P4"><text:span text:style-name="T1"/></text:p>
      <text:p text:style-name="P5"><text:span text:style-name="T2">en fait </text:span><text:span text:style-name="T1">ça marche, j’avais pas checké dans la console. </text:span><text:span text:style-name="T2">Spl histoire de declaration de variable commentée par mégarde</text:span></text:p>
      <text:p text:style-name="P5"><text:span text:style-name="T1"/></text:p>
      <text:p text:style-name="P3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22:15:45.884532263</dc:date>
    <meta:editing-duration>PT5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57" meta:character-count="1091" meta:non-whitespace-character-count="948"/>
  </office:meta>
</office:document-meta>
</file>